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4" style:family="table">
      <style:table-properties style:width="18.688cm" fo:margin-left="-0.106cm" fo:margin-top="0cm" fo:margin-bottom="0cm" table:align="left"/>
    </style:style>
    <style:style style:name="Tabla4.A" style:family="table-column">
      <style:table-column-properties style:column-width="8.299cm"/>
    </style:style>
    <style:style style:name="Tabla4.B" style:family="table-column">
      <style:table-column-properties style:column-width="2.088cm"/>
    </style:style>
    <style:style style:name="Tabla4.C" style:family="table-column">
      <style:table-column-properties style:column-width="8.301cm"/>
    </style:style>
    <style:style style:name="Tabla4.1" style:family="table-row">
      <style:table-row-properties style:min-row-height="0.452cm" fo:keep-together="auto"/>
    </style:style>
    <style:style style:name="Tabla4.A1" style:family="table-cell">
      <style:table-cell-properties style:vertical-align="middle" fo:padding-left="0.053cm" fo:padding-right="0.053cm" fo:padding-top="0cm" fo:padding-bottom="0cm" fo:border="none"/>
    </style:style>
    <style:style style:name="Tabla4.A2" style:family="table-cell">
      <style:table-cell-properties style:vertical-align="bottom" fo:padding-left="0.053cm" fo:padding-right="0.053cm" fo:padding-top="0cm" fo:padding-bottom="0cm" fo:border="none"/>
    </style:style>
    <style:style style:name="Tabla5" style:family="table">
      <style:table-properties style:width="18.688cm" fo:margin-left="-0.106cm" fo:margin-top="0cm" fo:margin-bottom="0cm" table:align="left"/>
    </style:style>
    <style:style style:name="Tabla5.A" style:family="table-column">
      <style:table-column-properties style:column-width="8.299cm"/>
    </style:style>
    <style:style style:name="Tabla5.B" style:family="table-column">
      <style:table-column-properties style:column-width="2.088cm"/>
    </style:style>
    <style:style style:name="Tabla5.C" style:family="table-column">
      <style:table-column-properties style:column-width="8.301cm"/>
    </style:style>
    <style:style style:name="Tabla5.1" style:family="table-row">
      <style:table-row-properties style:min-row-height="0.452cm" fo:keep-together="auto"/>
    </style:style>
    <style:style style:name="Tabla5.A1" style:family="table-cell">
      <style:table-cell-properties style:vertical-align="middle" fo:padding-left="0.053cm" fo:padding-right="0.053cm" fo:padding-top="0cm" fo:padding-bottom="0cm" fo:border="none"/>
    </style:style>
    <style:style style:name="Tabla5.A2" style:family="table-cell">
      <style:table-cell-properties style:vertical-align="bottom" fo:padding-left="0.053cm" fo:padding-right="0.053cm" fo:padding-top="0cm" fo:padding-bottom="0cm" fo:border="none"/>
    </style:style>
    <style:style style:name="Tabla6" style:family="table">
      <style:table-properties style:width="18.688cm" fo:margin-left="-0.106cm" fo:margin-top="0cm" fo:margin-bottom="0cm" table:align="left"/>
    </style:style>
    <style:style style:name="Tabla6.A" style:family="table-column">
      <style:table-column-properties style:column-width="8.299cm"/>
    </style:style>
    <style:style style:name="Tabla6.B" style:family="table-column">
      <style:table-column-properties style:column-width="2.088cm"/>
    </style:style>
    <style:style style:name="Tabla6.C" style:family="table-column">
      <style:table-column-properties style:column-width="8.301cm"/>
    </style:style>
    <style:style style:name="Tabla6.1" style:family="table-row">
      <style:table-row-properties style:min-row-height="0.452cm" fo:keep-together="auto"/>
    </style:style>
    <style:style style:name="Tabla6.A1" style:family="table-cell">
      <style:table-cell-properties style:vertical-align="middle" fo:padding-left="0.053cm" fo:padding-right="0.053cm" fo:padding-top="0cm" fo:padding-bottom="0cm" fo:border="none"/>
    </style:style>
    <style:style style:name="Tabla6.A2" style:family="table-cell">
      <style:table-cell-properties style:vertical-align="bottom" fo:padding-left="0.053cm" fo:padding-right="0.053cm" fo:padding-top="0cm" fo:padding-bottom="0cm" fo:border="non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9968" officeooo:paragraph-rsid="00059968"/>
    </style:style>
    <style:style style:name="P2" style:family="paragraph" style:parent-style-name="Standard">
      <style:text-properties officeooo:rsid="00059968" officeooo:paragraph-rsid="00073efe"/>
    </style:style>
    <style:style style:name="P3" style:family="paragraph" style:parent-style-name="Standard">
      <style:text-properties officeooo:rsid="00059968" officeooo:paragraph-rsid="000b15ba"/>
    </style:style>
    <style:style style:name="P4" style:family="paragraph" style:parent-style-name="Standard">
      <style:text-properties officeooo:rsid="00059968" officeooo:paragraph-rsid="00107e22"/>
    </style:style>
    <style:style style:name="P5" style:family="paragraph" style:parent-style-name="Standard">
      <style:text-properties officeooo:rsid="00059968" officeooo:paragraph-rsid="00118200"/>
    </style:style>
    <style:style style:name="P6" style:family="paragraph" style:parent-style-name="Standard">
      <style:text-properties officeooo:rsid="00059968" officeooo:paragraph-rsid="00132c54"/>
    </style:style>
    <style:style style:name="P7" style:family="paragraph" style:parent-style-name="Standard">
      <style:text-properties officeooo:rsid="00059968" officeooo:paragraph-rsid="00161a7c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text-properties fo:font-size="15pt" fo:font-weight="bold" officeooo:rsid="00059968" officeooo:paragraph-rsid="00059968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paragraph-rsid="00073efe"/>
    </style:style>
    <style:style style:name="P11" style:family="paragraph" style:parent-style-name="Standard">
      <style:text-properties officeooo:rsid="00073efe" officeooo:paragraph-rsid="00073efe"/>
    </style:style>
    <style:style style:name="P12" style:family="paragraph" style:parent-style-name="Standard">
      <style:text-properties officeooo:rsid="00073efe" officeooo:paragraph-rsid="000b15ba"/>
    </style:style>
    <style:style style:name="P13" style:family="paragraph" style:parent-style-name="Standard">
      <style:text-properties officeooo:rsid="00073efe" officeooo:paragraph-rsid="00118200"/>
    </style:style>
    <style:style style:name="P14" style:family="paragraph" style:parent-style-name="Standard">
      <style:text-properties officeooo:paragraph-rsid="00084ebb"/>
    </style:style>
    <style:style style:name="P15" style:family="paragraph" style:parent-style-name="Standard">
      <style:text-properties officeooo:rsid="00084ebb" officeooo:paragraph-rsid="00084ebb"/>
    </style:style>
    <style:style style:name="P16" style:family="paragraph" style:parent-style-name="Standard">
      <style:text-properties style:font-name="Liberation Sans" fo:font-size="15pt" fo:font-weight="bold" officeooo:paragraph-rsid="00118200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paragraph-rsid="000b15ba"/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text-properties officeooo:paragraph-rsid="00118200"/>
    </style:style>
    <style:style style:name="P20" style:family="paragraph" style:parent-style-name="Standard">
      <style:text-properties fo:font-variant="normal" fo:text-transform="none" fo:color="#000000" fo:letter-spacing="normal" fo:font-style="normal" fo:font-weight="normal" officeooo:paragraph-rsid="00073efe"/>
    </style:style>
    <style:style style:name="P21" style:family="paragraph" style:parent-style-name="Standard">
      <style:text-properties fo:font-variant="normal" fo:text-transform="none" fo:color="#000000" fo:letter-spacing="normal" fo:font-style="normal" fo:font-weight="normal" officeooo:paragraph-rsid="00084ebb"/>
    </style:style>
    <style:style style:name="P22" style:family="paragraph" style:parent-style-name="Standard">
      <style:text-properties fo:font-variant="normal" fo:text-transform="none" fo:color="#000000" fo:letter-spacing="normal" fo:font-style="normal" fo:font-weight="normal" officeooo:rsid="00084ebb" officeooo:paragraph-rsid="00084ebb"/>
    </style:style>
    <style:style style:name="P23" style:family="paragraph" style:parent-style-name="Standard">
      <style:text-properties fo:font-variant="normal" fo:text-transform="none" fo:color="#000000" fo:letter-spacing="normal" fo:font-style="normal" fo:font-weight="normal" officeooo:paragraph-rsid="000b15ba"/>
    </style:style>
    <style:style style:name="P24" style:family="paragraph" style:parent-style-name="Standard">
      <style:text-properties fo:color="#000000" style:font-name="Droid Sans Mono" fo:font-size="9pt" fo:font-weight="normal" officeooo:paragraph-rsid="00118200" fo:background-color="#fffffe"/>
    </style:style>
    <style:style style:name="P25" style:family="paragraph" style:parent-style-name="Standard">
      <style:text-properties officeooo:rsid="00161a7c" officeooo:paragraph-rsid="00161a7c"/>
    </style:style>
    <style:style style:name="P26" style:family="paragraph" style:parent-style-name="Standard">
      <style:text-properties officeooo:paragraph-rsid="00161a7c"/>
    </style:style>
    <style:style style:name="P27" style:family="paragraph" style:parent-style-name="Standard">
      <style:paragraph-properties fo:break-before="page"/>
      <style:text-properties officeooo:paragraph-rsid="00073efe"/>
    </style:style>
    <style:style style:name="P28" style:family="paragraph" style:parent-style-name="Standard">
      <style:paragraph-properties fo:break-before="page"/>
      <style:text-properties fo:font-size="15pt" fo:font-weight="bold" officeooo:rsid="00059968" officeooo:paragraph-rsid="00118200" style:font-size-asian="15pt" style:font-weight-asian="bold" style:font-size-complex="15pt" style:font-weight-complex="bold"/>
    </style:style>
    <style:style style:name="P29" style:family="paragraph" style:parent-style-name="Table_20_Contents">
      <style:text-properties fo:font-size="15pt" officeooo:rsid="00059968" officeooo:paragraph-rsid="00073efe" style:font-size-asian="15pt" style:font-size-complex="15pt"/>
    </style:style>
    <style:style style:name="P30" style:family="paragraph" style:parent-style-name="Table_20_Contents">
      <style:text-properties fo:font-size="15pt" officeooo:rsid="00059968" officeooo:paragraph-rsid="000b15ba" style:font-size-asian="15pt" style:font-size-complex="15pt"/>
    </style:style>
    <style:style style:name="P31" style:family="paragraph" style:parent-style-name="Table_20_Contents">
      <style:text-properties fo:font-size="15pt" officeooo:rsid="00059968" officeooo:paragraph-rsid="00118200" style:font-size-asian="15pt" style:font-size-complex="15pt"/>
    </style:style>
    <style:style style:name="P32" style:family="paragraph" style:parent-style-name="Table_20_Contents">
      <style:text-properties fo:font-size="15pt" officeooo:rsid="00073efe" officeooo:paragraph-rsid="00073efe" style:font-size-asian="15pt" style:font-size-complex="15pt"/>
    </style:style>
    <style:style style:name="P33" style:family="paragraph" style:parent-style-name="Table_20_Contents">
      <style:text-properties fo:font-size="15pt" officeooo:paragraph-rsid="00073efe" style:font-size-asian="15pt" style:font-size-complex="15pt"/>
    </style:style>
    <style:style style:name="P34" style:family="paragraph" style:parent-style-name="Table_20_Contents">
      <style:text-properties fo:font-size="15pt" officeooo:paragraph-rsid="000b15ba" style:font-size-asian="15pt" style:font-size-complex="15pt"/>
    </style:style>
    <style:style style:name="P35" style:family="paragraph" style:parent-style-name="Table_20_Contents">
      <style:text-properties fo:font-size="15pt" officeooo:rsid="000e4b38" officeooo:paragraph-rsid="000e4b38" style:font-size-asian="15pt" style:font-size-complex="15pt"/>
    </style:style>
    <style:style style:name="P36" style:family="paragraph" style:parent-style-name="Table_20_Contents">
      <style:text-properties fo:font-size="15pt" officeooo:rsid="00102ec1" officeooo:paragraph-rsid="00102ec1" style:font-size-asian="15pt" style:font-size-complex="15pt"/>
    </style:style>
    <style:style style:name="P37" style:family="paragraph" style:parent-style-name="Table_20_Contents">
      <style:text-properties fo:font-size="15pt" officeooo:rsid="00102ec1" officeooo:paragraph-rsid="00118200" style:font-size-asian="15pt" style:font-size-complex="15pt"/>
    </style:style>
    <style:style style:name="P38" style:family="paragraph" style:parent-style-name="Table_20_Contents">
      <style:text-properties fo:font-size="15pt" officeooo:paragraph-rsid="00118200" style:font-size-asian="15pt" style:font-size-complex="15pt"/>
    </style:style>
    <style:style style:name="P39" style:family="paragraph" style:parent-style-name="Table_20_Contents">
      <style:text-properties fo:font-size="15pt" officeooo:rsid="00118200" officeooo:paragraph-rsid="00118200" style:font-size-asian="15pt" style:font-size-complex="15pt"/>
    </style:style>
    <style:style style:name="P40" style:family="paragraph" style:parent-style-name="Table_20_Contents">
      <style:text-properties fo:font-size="15pt" fo:font-weight="normal" style:font-size-asian="15pt" style:font-weight-asian="normal" style:font-size-complex="15pt" style:font-weight-complex="normal"/>
    </style:style>
    <style:style style:name="P41" style:family="paragraph" style:parent-style-name="Table_20_Contents">
      <style:text-properties fo:font-size="15pt" fo:font-weight="normal" officeooo:rsid="00059968" officeooo:paragraph-rsid="00059968" style:font-size-asian="15pt" style:font-weight-asian="normal" style:font-size-complex="15pt" style:font-weight-complex="normal"/>
    </style:style>
    <style:style style:name="P42" style:family="paragraph" style:parent-style-name="Table_20_Contents">
      <style:text-properties fo:font-size="15pt" fo:font-weight="normal" officeooo:rsid="00059968" officeooo:paragraph-rsid="00161a7c" style:font-size-asian="15pt" style:font-weight-asian="normal" style:font-size-complex="15pt" style:font-weight-complex="normal"/>
    </style:style>
    <style:style style:name="P43" style:family="paragraph" style:parent-style-name="Table_20_Contents">
      <style:text-properties fo:font-size="15pt" fo:font-weight="normal" officeooo:rsid="00073efe" officeooo:paragraph-rsid="00073efe" style:font-size-asian="15pt" style:font-weight-asian="normal" style:font-size-complex="15pt" style:font-weight-complex="normal"/>
    </style:style>
    <style:style style:name="P44" style:family="paragraph" style:parent-style-name="Table_20_Contents">
      <style:text-properties fo:font-size="15pt" fo:font-weight="normal" officeooo:rsid="00073efe" officeooo:paragraph-rsid="00161a7c" style:font-size-asian="15pt" style:font-weight-asian="normal" style:font-size-complex="15pt" style:font-weight-complex="normal"/>
    </style:style>
    <style:style style:name="P45" style:family="paragraph" style:parent-style-name="Table_20_Contents">
      <style:text-properties officeooo:paragraph-rsid="000b15ba"/>
    </style:style>
    <style:style style:name="P46" style:family="paragraph" style:parent-style-name="Table_20_Contents">
      <style:text-properties officeooo:paragraph-rsid="000e4b38"/>
    </style:style>
    <style:style style:name="P47" style:family="paragraph" style:parent-style-name="Table_20_Contents">
      <style:text-properties officeooo:paragraph-rsid="00118200"/>
    </style:style>
    <style:style style:name="P48" style:family="paragraph" style:parent-style-name="Table_20_Contents">
      <style:text-properties officeooo:paragraph-rsid="00161a7c"/>
    </style:style>
    <style:style style:name="P49" style:family="paragraph" style:parent-style-name="Standard">
      <style:text-properties fo:font-size="15pt" fo:font-weight="bold" officeooo:rsid="00059968" officeooo:paragraph-rsid="00161a7c" style:font-size-asian="15pt" style:font-weight-asian="bold" style:font-size-complex="15pt" style:font-weight-complex="bold"/>
    </style:style>
    <style:style style:name="P50" style:family="paragraph" style:parent-style-name="Standard">
      <style:text-properties fo:font-size="15pt" fo:font-weight="bold" officeooo:rsid="00059968" officeooo:paragraph-rsid="001ee609" style:font-size-asian="15pt" style:font-weight-asian="bold" style:font-size-complex="15pt" style:font-weight-complex="bold"/>
    </style:style>
    <style:style style:name="P51" style:family="paragraph" style:parent-style-name="Standard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18200" officeooo:paragraph-rsid="00161a7c" style:font-size-asian="15pt" style:font-style-asian="normal" style:font-weight-asian="bold" style:font-size-complex="15pt" style:font-weight-complex="bold" style:text-emphasize="none"/>
    </style:style>
    <style:style style:name="P52" style:family="paragraph" style:parent-style-name="Standard">
      <style:text-properties officeooo:rsid="00161a7c" officeooo:paragraph-rsid="00161a7c"/>
    </style:style>
    <style:style style:name="P53" style:family="paragraph" style:parent-style-name="Standard">
      <style:text-properties officeooo:rsid="00059968" officeooo:paragraph-rsid="00161a7c"/>
    </style:style>
    <style:style style:name="P54" style:family="paragraph" style:parent-style-name="Standard">
      <style:text-properties officeooo:rsid="00059968" officeooo:paragraph-rsid="00059968"/>
    </style:style>
    <style:style style:name="P55" style:family="paragraph" style:parent-style-name="Standard">
      <style:text-properties officeooo:rsid="00059968" officeooo:paragraph-rsid="00179675"/>
    </style:style>
    <style:style style:name="P56" style:family="paragraph" style:parent-style-name="Standard">
      <style:text-properties officeooo:rsid="00059968" officeooo:paragraph-rsid="00182672"/>
    </style:style>
    <style:style style:name="P57" style:family="paragraph" style:parent-style-name="Standard">
      <style:text-properties officeooo:rsid="00059968" officeooo:paragraph-rsid="001a6cad"/>
    </style:style>
    <style:style style:name="P58" style:family="paragraph" style:parent-style-name="Standard">
      <style:text-properties officeooo:rsid="00059968" officeooo:paragraph-rsid="001ab445"/>
    </style:style>
    <style:style style:name="P59" style:family="paragraph" style:parent-style-name="Standard">
      <style:text-properties officeooo:rsid="00059968" officeooo:paragraph-rsid="001cca4a"/>
    </style:style>
    <style:style style:name="P60" style:family="paragraph" style:parent-style-name="Standard">
      <style:text-properties officeooo:rsid="00059968" officeooo:paragraph-rsid="001ee609"/>
    </style:style>
    <style:style style:name="P61" style:family="paragraph" style:parent-style-name="Standard">
      <style:text-properties officeooo:rsid="00059968" officeooo:paragraph-rsid="002065ed"/>
    </style:style>
    <style:style style:name="P62" style:family="paragraph" style:parent-style-name="Standard">
      <style:text-properties officeooo:rsid="00059968" officeooo:paragraph-rsid="00213c0e"/>
    </style:style>
    <style:style style:name="P63" style:family="paragraph" style:parent-style-name="Standard">
      <style:text-properties style:font-name="Liberation Sans" fo:font-size="15pt" fo:font-weight="bold" officeooo:paragraph-rsid="00179675" style:font-size-asian="15pt" style:font-weight-asian="bold" style:font-size-complex="15pt" style:font-weight-complex="bold"/>
    </style:style>
    <style:style style:name="P64" style:family="paragraph" style:parent-style-name="Standard">
      <style:text-properties officeooo:rsid="00073efe" officeooo:paragraph-rsid="00179675"/>
    </style:style>
    <style:style style:name="P65" style:family="paragraph" style:parent-style-name="Standard">
      <style:text-properties officeooo:rsid="00073efe" officeooo:paragraph-rsid="00182672"/>
    </style:style>
    <style:style style:name="P66" style:family="paragraph" style:parent-style-name="Standard">
      <style:text-properties officeooo:rsid="00073efe" officeooo:paragraph-rsid="001a6cad"/>
    </style:style>
    <style:style style:name="P67" style:family="paragraph" style:parent-style-name="Standard">
      <style:text-properties officeooo:rsid="00073efe" officeooo:paragraph-rsid="001ab445"/>
    </style:style>
    <style:style style:name="P68" style:family="paragraph" style:parent-style-name="Standard">
      <style:text-properties officeooo:rsid="00073efe" officeooo:paragraph-rsid="001cca4a"/>
    </style:style>
    <style:style style:name="P69" style:family="paragraph" style:parent-style-name="Standard">
      <style:text-properties officeooo:rsid="00073efe" officeooo:paragraph-rsid="002065ed"/>
    </style:style>
    <style:style style:name="P70" style:family="paragraph" style:parent-style-name="Standard">
      <style:text-properties officeooo:paragraph-rsid="00179675"/>
    </style:style>
    <style:style style:name="P71" style:family="paragraph" style:parent-style-name="Standard">
      <style:text-properties officeooo:paragraph-rsid="00182672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73" style:family="paragraph" style:parent-style-name="Standard">
      <style:text-properties officeooo:rsid="001a6cad" officeooo:paragraph-rsid="001a6cad"/>
    </style:style>
    <style:style style:name="P74" style:family="paragraph" style:parent-style-name="Standard">
      <style:text-properties officeooo:paragraph-rsid="001a6cad"/>
    </style:style>
    <style:style style:name="P75" style:family="paragraph" style:parent-style-name="Standard">
      <style:text-properties officeooo:rsid="001ab445" officeooo:paragraph-rsid="001ab445"/>
    </style:style>
    <style:style style:name="P76" style:family="paragraph" style:parent-style-name="Standard">
      <style:text-properties officeooo:rsid="001ab445" officeooo:paragraph-rsid="001cca4a"/>
    </style:style>
    <style:style style:name="P77" style:family="paragraph" style:parent-style-name="Standard">
      <style:text-properties officeooo:paragraph-rsid="001ab445"/>
    </style:style>
    <style:style style:name="P78" style:family="paragraph" style:parent-style-name="Standard">
      <style:text-properties officeooo:paragraph-rsid="001cca4a"/>
    </style:style>
    <style:style style:name="P79" style:family="paragraph" style:parent-style-name="Standard">
      <style:text-properties officeooo:paragraph-rsid="002065ed"/>
    </style:style>
    <style:style style:name="P80" style:family="paragraph" style:parent-style-name="Standard">
      <style:paragraph-properties fo:break-before="page"/>
      <style:text-properties officeooo:paragraph-rsid="001ee609"/>
    </style:style>
    <style:style style:name="P81" style:family="paragraph" style:parent-style-name="Table_20_Contents">
      <style:text-properties fo:font-size="15pt" officeooo:rsid="00059968" officeooo:paragraph-rsid="00179675" style:font-size-asian="15pt" style:font-size-complex="15pt"/>
    </style:style>
    <style:style style:name="P82" style:family="paragraph" style:parent-style-name="Table_20_Contents">
      <style:text-properties fo:font-size="15pt" officeooo:rsid="00059968" officeooo:paragraph-rsid="00182672" style:font-size-asian="15pt" style:font-size-complex="15pt"/>
    </style:style>
    <style:style style:name="P83" style:family="paragraph" style:parent-style-name="Table_20_Contents">
      <style:text-properties fo:font-size="15pt" officeooo:rsid="00059968" officeooo:paragraph-rsid="001a6cad" style:font-size-asian="15pt" style:font-size-complex="15pt"/>
    </style:style>
    <style:style style:name="P84" style:family="paragraph" style:parent-style-name="Table_20_Contents">
      <style:text-properties fo:font-size="15pt" officeooo:rsid="00059968" officeooo:paragraph-rsid="001ab445" style:font-size-asian="15pt" style:font-size-complex="15pt"/>
    </style:style>
    <style:style style:name="P85" style:family="paragraph" style:parent-style-name="Table_20_Contents">
      <style:text-properties fo:font-size="15pt" officeooo:rsid="00059968" officeooo:paragraph-rsid="001cca4a" style:font-size-asian="15pt" style:font-size-complex="15pt"/>
    </style:style>
    <style:style style:name="P86" style:family="paragraph" style:parent-style-name="Table_20_Contents">
      <style:text-properties fo:font-size="15pt" officeooo:rsid="00059968" officeooo:paragraph-rsid="002065ed" style:font-size-asian="15pt" style:font-size-complex="15pt"/>
    </style:style>
    <style:style style:name="P87" style:family="paragraph" style:parent-style-name="Table_20_Contents">
      <style:text-properties fo:font-size="15pt" officeooo:rsid="00073efe" officeooo:paragraph-rsid="00179675" style:font-size-asian="15pt" style:font-size-complex="15pt"/>
    </style:style>
    <style:style style:name="P88" style:family="paragraph" style:parent-style-name="Table_20_Contents">
      <style:text-properties fo:font-size="15pt" officeooo:rsid="00073efe" officeooo:paragraph-rsid="002065ed" style:font-size-asian="15pt" style:font-size-complex="15pt"/>
    </style:style>
    <style:style style:name="P89" style:family="paragraph" style:parent-style-name="Table_20_Contents">
      <style:text-properties fo:font-size="15pt" officeooo:rsid="000e4b38" officeooo:paragraph-rsid="00182672" style:font-size-asian="15pt" style:font-size-complex="15pt"/>
    </style:style>
    <style:style style:name="P90" style:family="paragraph" style:parent-style-name="Table_20_Contents">
      <style:text-properties fo:font-size="15pt" officeooo:rsid="00102ec1" officeooo:paragraph-rsid="00182672" style:font-size-asian="15pt" style:font-size-complex="15pt"/>
    </style:style>
    <style:style style:name="P91" style:family="paragraph" style:parent-style-name="Table_20_Contents">
      <style:text-properties fo:font-size="15pt" officeooo:rsid="00102ec1" officeooo:paragraph-rsid="001a6cad" style:font-size-asian="15pt" style:font-size-complex="15pt"/>
    </style:style>
    <style:style style:name="P92" style:family="paragraph" style:parent-style-name="Table_20_Contents">
      <style:text-properties fo:font-size="15pt" officeooo:rsid="00102ec1" officeooo:paragraph-rsid="001ab445" style:font-size-asian="15pt" style:font-size-complex="15pt"/>
    </style:style>
    <style:style style:name="P93" style:family="paragraph" style:parent-style-name="Table_20_Contents">
      <style:text-properties fo:font-size="15pt" officeooo:rsid="00102ec1" officeooo:paragraph-rsid="001cca4a" style:font-size-asian="15pt" style:font-size-complex="15pt"/>
    </style:style>
    <style:style style:name="P94" style:family="paragraph" style:parent-style-name="Table_20_Contents">
      <style:text-properties fo:font-size="15pt" officeooo:paragraph-rsid="00182672" style:font-size-asian="15pt" style:font-size-complex="15pt"/>
    </style:style>
    <style:style style:name="P95" style:family="paragraph" style:parent-style-name="Table_20_Contents">
      <style:text-properties fo:font-size="15pt" officeooo:rsid="00118200" officeooo:paragraph-rsid="001ab445" style:font-size-asian="15pt" style:font-size-complex="15pt"/>
    </style:style>
    <style:style style:name="P96" style:family="paragraph" style:parent-style-name="Table_20_Contents">
      <style:text-properties fo:font-size="15pt" officeooo:paragraph-rsid="001a6cad" style:font-size-asian="15pt" style:font-size-complex="15pt"/>
    </style:style>
    <style:style style:name="P97" style:family="paragraph" style:parent-style-name="Table_20_Contents">
      <style:text-properties fo:font-size="15pt" officeooo:rsid="001a6cad" officeooo:paragraph-rsid="001a6cad" style:font-size-asian="15pt" style:font-size-complex="15pt"/>
    </style:style>
    <style:style style:name="P98" style:family="paragraph" style:parent-style-name="Table_20_Contents">
      <style:text-properties fo:font-size="15pt" officeooo:rsid="001a6cad" officeooo:paragraph-rsid="001cca4a" style:font-size-asian="15pt" style:font-size-complex="15pt"/>
    </style:style>
    <style:style style:name="P99" style:family="paragraph" style:parent-style-name="Table_20_Contents">
      <style:text-properties fo:font-size="15pt" officeooo:paragraph-rsid="001ab445" style:font-size-asian="15pt" style:font-size-complex="15pt"/>
    </style:style>
    <style:style style:name="P100" style:family="paragraph" style:parent-style-name="Table_20_Contents">
      <style:text-properties fo:font-size="15pt" officeooo:paragraph-rsid="001af5a8" style:font-size-asian="15pt" style:font-size-complex="15pt"/>
    </style:style>
    <style:style style:name="P101" style:family="paragraph" style:parent-style-name="Table_20_Contents">
      <style:text-properties fo:font-size="15pt" officeooo:paragraph-rsid="001dd291" style:font-size-asian="15pt" style:font-size-complex="15pt"/>
    </style:style>
    <style:style style:name="P102" style:family="paragraph" style:parent-style-name="Table_20_Contents">
      <style:text-properties fo:font-size="15pt" fo:font-weight="normal" officeooo:rsid="00059968" officeooo:paragraph-rsid="001ee609" style:font-size-asian="15pt" style:font-weight-asian="normal" style:font-size-complex="15pt" style:font-weight-complex="normal"/>
    </style:style>
    <style:style style:name="P103" style:family="paragraph" style:parent-style-name="Table_20_Contents">
      <style:text-properties fo:font-size="15pt" fo:font-weight="normal" officeooo:rsid="00073efe" officeooo:paragraph-rsid="001ee609" style:font-size-asian="15pt" style:font-weight-asian="normal" style:font-size-complex="15pt" style:font-weight-complex="normal"/>
    </style:style>
    <style:style style:name="P104" style:family="paragraph" style:parent-style-name="Table_20_Contents">
      <style:text-properties officeooo:paragraph-rsid="00179675"/>
    </style:style>
    <style:style style:name="P105" style:family="paragraph" style:parent-style-name="Table_20_Contents">
      <style:text-properties officeooo:paragraph-rsid="00182672"/>
    </style:style>
    <style:style style:name="P106" style:family="paragraph" style:parent-style-name="Table_20_Contents">
      <style:text-properties officeooo:paragraph-rsid="001ab445"/>
    </style:style>
    <style:style style:name="P107" style:family="paragraph" style:parent-style-name="Table_20_Contents">
      <style:text-properties officeooo:paragraph-rsid="001af5a8"/>
    </style:style>
    <style:style style:name="P108" style:family="paragraph" style:parent-style-name="Table_20_Contents">
      <style:text-properties officeooo:paragraph-rsid="001ee609"/>
    </style:style>
    <style:style style:name="P109" style:family="paragraph" style:parent-style-name="Table_20_Contents">
      <style:text-properties officeooo:paragraph-rsid="002065ed"/>
    </style:style>
    <style:style style:name="T1" style:family="text">
      <style:text-properties officeooo:rsid="00059968"/>
    </style:style>
    <style:style style:name="T2" style:family="text">
      <style:text-properties officeooo:rsid="00073efe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84ebb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0118200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style:font-size-asian="15pt" style:font-style-asian="normal" style:font-weight-asian="bold" style:font-size-complex="15pt" style:font-weight-complex="bold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0e4b38" style:font-size-asian="15pt" style:font-style-asian="normal" style:font-weight-asian="bold" style:font-size-complex="15pt" style:font-weight-complex="bold" style:text-emphasize="none"/>
    </style:style>
    <style:style style:name="T9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18200" style:font-size-asian="15pt" style:font-style-asian="normal" style:font-weight-asian="bold" style:font-size-complex="15pt" style:font-weight-complex="bold" style:text-emphasize="none"/>
    </style:style>
    <style:style style:name="T10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2fa11" style:font-size-asian="15pt" style:font-style-asian="normal" style:font-weight-asian="bold" style:font-size-complex="15pt" style:font-weight-complex="bold" style:text-emphasize="none"/>
    </style:style>
    <style:style style:name="T11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a6cad" style:font-size-asian="15pt" style:font-style-asian="normal" style:font-weight-asian="bold" style:font-size-complex="15pt" style:font-weight-complex="bold" style:text-emphasize="none"/>
    </style:style>
    <style:style style:name="T12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059968" style:font-size-asian="15pt" style:font-style-asian="normal" style:font-weight-asian="bold" style:font-size-complex="15pt" style:font-weight-complex="bold" style:text-emphasize="none"/>
    </style:style>
    <style:style style:name="T13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ee609" style:font-size-asian="15pt" style:font-style-asian="normal" style:font-weight-asian="bold" style:font-size-complex="15pt" style:font-weight-complex="bold" style:text-emphasize="none"/>
    </style:style>
    <style:style style:name="T14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2065ed" style:font-size-asian="15pt" style:font-style-asian="normal" style:font-weight-asian="bold" style:font-size-complex="15pt" style:font-weight-complex="bold" style:text-emphasize="none"/>
    </style:style>
    <style:style style:name="T15" style:family="text">
      <style:text-properties style:text-outline="false" style:text-line-through-style="none" style:text-line-through-type="none" style:font-name="Liberation Sans" fo:font-style="normal" fo:text-shadow="none" style:text-underline-style="none" style:font-style-asian="normal" style:text-emphasize="none"/>
    </style:style>
    <style:style style:name="T16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0118200" style:font-style-asian="normal" style:text-emphasize="none"/>
    </style:style>
    <style:style style:name="T17" style:family="text">
      <style:text-properties officeooo:rsid="000b15ba"/>
    </style:style>
    <style:style style:name="T18" style:family="text">
      <style:text-properties officeooo:rsid="000e4b38"/>
    </style:style>
    <style:style style:name="T19" style:family="text">
      <style:text-properties style:font-name="Liberation Sans" fo:font-size="15pt" fo:font-weight="bold" officeooo:rsid="000b15ba" style:font-size-asian="15pt" style:font-weight-asian="bold" style:font-size-complex="15pt" style:font-weight-complex="bold"/>
    </style:style>
    <style:style style:name="T20" style:family="text">
      <style:text-properties style:font-name="Liberation Sans" fo:font-size="15pt" fo:font-weight="bold" officeooo:rsid="00073efe" style:font-size-asian="15pt" style:font-weight-asian="bold" style:font-size-complex="15pt" style:font-weight-complex="bold"/>
    </style:style>
    <style:style style:name="T21" style:family="text">
      <style:text-properties style:font-name="Liberation Sans" fo:font-size="15pt" fo:font-weight="bold" officeooo:rsid="00118200" style:font-size-asian="15pt" style:font-weight-asian="bold" style:font-size-complex="15pt" style:font-weight-complex="bold"/>
    </style:style>
    <style:style style:name="T22" style:family="text">
      <style:text-properties style:font-name="Liberation Sans" fo:font-size="15pt" fo:font-weight="bold" officeooo:rsid="00182672" style:font-size-asian="15pt" style:font-weight-asian="bold" style:font-size-complex="15pt" style:font-weight-complex="bold"/>
    </style:style>
    <style:style style:name="T23" style:family="text">
      <style:text-properties style:font-name="Liberation Sans" fo:font-size="15pt" fo:font-weight="bold" officeooo:rsid="001a6cad" style:font-size-asian="15pt" style:font-weight-asian="bold" style:font-size-complex="15pt" style:font-weight-complex="bold"/>
    </style:style>
    <style:style style:name="T24" style:family="text">
      <style:text-properties style:font-name="Liberation Sans" fo:font-size="15pt" fo:font-weight="bold" officeooo:rsid="002065ed" style:font-size-asian="15pt" style:font-weight-asian="bold" style:font-size-complex="15pt" style:font-weight-complex="bold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officeooo:rsid="000e4b38" style:font-size-asian="15pt" style:font-size-complex="15pt"/>
    </style:style>
    <style:style style:name="T27" style:family="text">
      <style:text-properties fo:font-size="15pt" officeooo:rsid="000e85c9" style:font-size-asian="15pt" style:font-size-complex="15pt"/>
    </style:style>
    <style:style style:name="T28" style:family="text">
      <style:text-properties fo:font-size="15pt" officeooo:rsid="00118200" style:font-size-asian="15pt" style:font-size-complex="15pt"/>
    </style:style>
    <style:style style:name="T29" style:family="text">
      <style:text-properties fo:font-size="15pt" officeooo:rsid="00179675" style:font-size-asian="15pt" style:font-size-complex="15pt"/>
    </style:style>
    <style:style style:name="T30" style:family="text">
      <style:text-properties fo:font-size="15pt" officeooo:rsid="000b15ba" style:font-size-asian="15pt" style:font-size-complex="15pt"/>
    </style:style>
    <style:style style:name="T31" style:family="text">
      <style:text-properties fo:font-size="15pt" officeooo:rsid="00182672" style:font-size-asian="15pt" style:font-size-complex="15pt"/>
    </style:style>
    <style:style style:name="T32" style:family="text">
      <style:text-properties fo:font-size="15pt" officeooo:rsid="001af5a8" style:font-size-asian="15pt" style:font-size-complex="15pt"/>
    </style:style>
    <style:style style:name="T33" style:family="text">
      <style:text-properties fo:font-size="15pt" officeooo:rsid="002065ed" style:font-size-asian="15pt" style:font-size-complex="15pt"/>
    </style:style>
    <style:style style:name="T34" style:family="text">
      <style:text-properties fo:font-size="15pt" fo:font-weight="bold" style:font-size-asian="15pt" style:font-weight-asian="bold" style:font-size-complex="15pt" style:font-weight-complex="bold"/>
    </style:style>
    <style:style style:name="T35" style:family="text">
      <style:text-properties fo:font-size="15pt" fo:font-weight="bold" officeooo:rsid="00059968" style:font-size-asian="15pt" style:font-weight-asian="bold" style:font-size-complex="15pt" style:font-weight-complex="bold"/>
    </style:style>
    <style:style style:name="T36" style:family="text">
      <style:text-properties fo:font-size="15pt" fo:font-weight="bold" officeooo:rsid="002065ed" style:font-size-asian="15pt" style:font-weight-asian="bold" style:font-size-complex="15pt" style:font-weight-complex="bold"/>
    </style:style>
    <style:style style:name="T37" style:family="text">
      <style:text-properties fo:font-size="15pt" fo:font-weight="normal" style:font-size-asian="15pt" style:font-weight-asian="normal" style:font-size-complex="15pt" style:font-weight-complex="normal"/>
    </style:style>
    <style:style style:name="T38" style:family="text">
      <style:text-properties fo:font-size="15pt" fo:font-weight="normal" officeooo:rsid="00161a7c" style:font-size-asian="15pt" style:font-weight-asian="normal" style:font-size-complex="15pt" style:font-weight-complex="normal"/>
    </style:style>
    <style:style style:name="T39" style:family="text">
      <style:text-properties fo:font-size="15pt" fo:font-weight="normal" officeooo:rsid="001ee609" style:font-size-asian="15pt" style:font-weight-asian="normal" style:font-size-complex="15pt" style:font-weight-complex="normal"/>
    </style:style>
    <style:style style:name="T40" style:family="text">
      <style:text-properties officeooo:rsid="00107e22"/>
    </style:style>
    <style:style style:name="T41" style:family="text">
      <style:text-properties officeooo:rsid="00118200"/>
    </style:style>
    <style:style style:name="T42" style:family="text">
      <style:text-properties style:font-name="Likhan" fo:font-size="15pt" fo:font-weight="bold" style:font-size-asian="15pt" style:font-weight-asian="bold" style:font-size-complex="15pt" style:font-weight-complex="bold"/>
    </style:style>
    <style:style style:name="T43" style:family="text">
      <style:text-properties style:font-name="Likhan" fo:font-size="15pt" fo:font-weight="bold" officeooo:rsid="00173691" style:font-size-asian="15pt" style:font-weight-asian="bold" style:font-size-complex="15pt" style:font-weight-complex="bold"/>
    </style:style>
    <style:style style:name="T44" style:family="text">
      <style:text-properties officeooo:rsid="00179675"/>
    </style:style>
    <style:style style:name="T45" style:family="text">
      <style:text-properties officeooo:rsid="00182672"/>
    </style:style>
    <style:style style:name="T46" style:family="text">
      <style:text-properties officeooo:rsid="001ee609"/>
    </style:style>
    <style:style style:name="T47" style:family="text">
      <style:text-properties officeooo:rsid="002065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8">Links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72">Listar todos los Links</text:p>
          </table:table-cell>
          <table:table-cell table:style-name="Tabla4.A2" office:value-type="string">
            <text:p text:style-name="P18">GET</text:p>
          </table:table-cell>
          <table:table-cell table:style-name="Tabla4.A2" office:value-type="string">
            <text:p text:style-name="P18">/api/v1/links</text:p>
          </table:table-cell>
        </table:table-row>
        <table:table-row table:style-name="Tabla4.1">
          <table:table-cell table:style-name="Tabla4.A2" office:value-type="string">
            <text:p text:style-name="P72">Ver información de un link</text:p>
          </table:table-cell>
          <table:table-cell table:style-name="Tabla4.A2" office:value-type="string">
            <text:p text:style-name="P18">GET</text:p>
          </table:table-cell>
          <table:table-cell table:style-name="Tabla4.A2" office:value-type="string">
            <text:p text:style-name="P18">/api/v1/links/:id</text:p>
          </table:table-cell>
        </table:table-row>
        <table:table-row table:style-name="Tabla4.1">
          <table:table-cell table:style-name="Tabla4.A2" office:value-type="string">
            <text:p text:style-name="P72">Agregar un nuevo Link</text:p>
          </table:table-cell>
          <table:table-cell table:style-name="Tabla4.A2" office:value-type="string">
            <text:p text:style-name="P18">POST</text:p>
          </table:table-cell>
          <table:table-cell table:style-name="Tabla4.A2" office:value-type="string">
            <text:p text:style-name="P18">/api/v1/links</text:p>
          </table:table-cell>
        </table:table-row>
        <table:table-row table:style-name="Tabla4.1">
          <table:table-cell table:style-name="Tabla4.A2" office:value-type="string">
            <text:p text:style-name="P72">Editar un Link existente</text:p>
          </table:table-cell>
          <table:table-cell table:style-name="Tabla4.A2" office:value-type="string">
            <text:p text:style-name="P18">PUT</text:p>
          </table:table-cell>
          <table:table-cell table:style-name="Tabla4.A2" office:value-type="string">
            <text:p text:style-name="P18">/api/v1/links/:id</text:p>
          </table:table-cell>
        </table:table-row>
        <table:table-row table:style-name="Tabla4.1">
          <table:table-cell table:style-name="Tabla4.A2" office:value-type="string">
            <text:p text:style-name="P72">Remover un Link existente</text:p>
          </table:table-cell>
          <table:table-cell table:style-name="Tabla4.A2" office:value-type="string">
            <text:p text:style-name="P18">DELETE</text:p>
          </table:table-cell>
          <table:table-cell table:style-name="Tabla4.A2" office:value-type="string">
            <text:p text:style-name="P18">/api/v1/links/:id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8">SocialNetworks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72">Listar todos los SocialNetworks</text:p>
          </table:table-cell>
          <table:table-cell table:style-name="Tabla5.A2" office:value-type="string">
            <text:p text:style-name="P18">GET</text:p>
          </table:table-cell>
          <table:table-cell table:style-name="Tabla5.A2" office:value-type="string">
            <text:p text:style-name="P18">/api/v1/social-networks</text:p>
          </table:table-cell>
        </table:table-row>
        <table:table-row table:style-name="Tabla5.1">
          <table:table-cell table:style-name="Tabla5.A2" office:value-type="string">
            <text:p text:style-name="P18">Ver información de un SocialNetworks</text:p>
          </table:table-cell>
          <table:table-cell table:style-name="Tabla5.A2" office:value-type="string">
            <text:p text:style-name="P18">GET</text:p>
          </table:table-cell>
          <table:table-cell table:style-name="Tabla5.A2" office:value-type="string">
            <text:p text:style-name="P18">/api/v1/social-networks/:id</text:p>
          </table:table-cell>
        </table:table-row>
        <table:table-row table:style-name="Tabla5.1">
          <table:table-cell table:style-name="Tabla5.A2" office:value-type="string">
            <text:p text:style-name="P18">Agregar un nuevo SocialNetworks</text:p>
          </table:table-cell>
          <table:table-cell table:style-name="Tabla5.A2" office:value-type="string">
            <text:p text:style-name="P18">POST</text:p>
          </table:table-cell>
          <table:table-cell table:style-name="Tabla5.A2" office:value-type="string">
            <text:p text:style-name="P18">/api/v1/social-networks</text:p>
          </table:table-cell>
        </table:table-row>
        <table:table-row table:style-name="Tabla5.1">
          <table:table-cell table:style-name="Tabla5.A2" office:value-type="string">
            <text:p text:style-name="P18">Editar un SocialNetworks existente</text:p>
          </table:table-cell>
          <table:table-cell table:style-name="Tabla5.A2" office:value-type="string">
            <text:p text:style-name="P18">PUT</text:p>
          </table:table-cell>
          <table:table-cell table:style-name="Tabla5.A2" office:value-type="string">
            <text:p text:style-name="P18">/api/v1/social-networks/:id</text:p>
          </table:table-cell>
        </table:table-row>
        <table:table-row table:style-name="Tabla5.1">
          <table:table-cell table:style-name="Tabla5.A2" office:value-type="string">
            <text:p text:style-name="P18">Remover un SocialNetworks existente</text:p>
          </table:table-cell>
          <table:table-cell table:style-name="Tabla5.A2" office:value-type="string">
            <text:p text:style-name="P18">DELETE</text:p>
          </table:table-cell>
          <table:table-cell table:style-name="Tabla5.A2" office:value-type="string">
            <text:p text:style-name="P18">/api/v1/social-networks/:id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table:number-columns-spanned="3" office:value-type="string">
            <text:p text:style-name="P8">Users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18">Listar todos los User</text:p>
          </table:table-cell>
          <table:table-cell table:style-name="Tabla6.A2" office:value-type="string">
            <text:p text:style-name="P18">GET</text:p>
          </table:table-cell>
          <table:table-cell table:style-name="Tabla6.A2" office:value-type="string">
            <text:p text:style-name="P18">/api/v1/users</text:p>
          </table:table-cell>
        </table:table-row>
        <table:table-row table:style-name="Tabla6.1">
          <table:table-cell table:style-name="Tabla6.A2" office:value-type="string">
            <text:p text:style-name="P18">Ver información de un User</text:p>
          </table:table-cell>
          <table:table-cell table:style-name="Tabla6.A2" office:value-type="string">
            <text:p text:style-name="P18">GET</text:p>
          </table:table-cell>
          <table:table-cell table:style-name="Tabla6.A2" office:value-type="string">
            <text:p text:style-name="P18">/api/v1/users/:id</text:p>
          </table:table-cell>
        </table:table-row>
        <table:table-row table:style-name="Tabla6.1">
          <table:table-cell table:style-name="Tabla6.A2" office:value-type="string">
            <text:p text:style-name="P18">Registrar un nuevo User</text:p>
          </table:table-cell>
          <table:table-cell table:style-name="Tabla6.A2" office:value-type="string">
            <text:p text:style-name="P18">POST</text:p>
          </table:table-cell>
          <table:table-cell table:style-name="Tabla6.A2" office:value-type="string">
            <text:p text:style-name="P18">/api/v1/users</text:p>
          </table:table-cell>
        </table:table-row>
        <table:table-row table:style-name="Tabla6.1">
          <table:table-cell table:style-name="Tabla6.A2" office:value-type="string">
            <text:p text:style-name="P18">Editar un User existente</text:p>
          </table:table-cell>
          <table:table-cell table:style-name="Tabla6.A2" office:value-type="string">
            <text:p text:style-name="P18">PUT</text:p>
          </table:table-cell>
          <table:table-cell table:style-name="Tabla6.A2" office:value-type="string">
            <text:p text:style-name="P18">/api/v1/users/:id</text:p>
          </table:table-cell>
        </table:table-row>
        <table:table-row table:style-name="Tabla6.1">
          <table:table-cell table:style-name="Tabla6.A2" office:value-type="string">
            <text:p text:style-name="P18">Remover un User existente</text:p>
          </table:table-cell>
          <table:table-cell table:style-name="Tabla6.A2" office:value-type="string">
            <text:p text:style-name="P18">DELETE</text:p>
          </table:table-cell>
          <table:table-cell table:style-name="Tabla6.A2" office:value-type="string">
            <text:p text:style-name="P18">/api/v1/users/:id</text:p>
          </table:table-cell>
        </table:table-row>
        <table:table-row table:style-name="Tabla6.1">
          <table:table-cell table:style-name="Tabla6.A2" office:value-type="string">
            <text:p text:style-name="P18">Listar todos los Links de un User</text:p>
          </table:table-cell>
          <table:table-cell table:style-name="Tabla6.A2" office:value-type="string">
            <text:p text:style-name="P18">GET</text:p>
          </table:table-cell>
          <table:table-cell table:style-name="Tabla6.A2" office:value-type="string">
            <text:p text:style-name="P18">/api/v1/:user/links</text:p>
          </table:table-cell>
        </table:table-row>
        <table:table-row table:style-name="Tabla6.1">
          <table:table-cell table:style-name="Tabla6.A2" office:value-type="string">
            <text:p text:style-name="P18">Listar todos los SocialNetworks de un User</text:p>
          </table:table-cell>
          <table:table-cell table:style-name="Tabla6.A2" office:value-type="string">
            <text:p text:style-name="P18">GET</text:p>
          </table:table-cell>
          <table:table-cell table:style-name="Tabla6.A2" office:value-type="string">
            <text:p text:style-name="P18">/api/v1/:user/social-networks</text:p>
          </table:table-cell>
        </table:table-row>
      </table:table>
      <text:p text:style-name="Standard"/>
      <text:p text:style-name="Standard"/>
      <text:p text:style-name="P9"/>
      <text:p text:style-name="P28">1.0 Listar todos los <text:s/><text:span text:style-name="T16">L</text:span><text:span text:style-name="T15">ink</text:span><text:span text:style-name="T16">s</text:span></text:p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1">URL</text:p>
          </table:table-cell>
          <table:table-cell table:style-name="Tabla1.B1" office:value-type="string">
            <text:p text:style-name="P40">http://localhost:8000/api/v1/links</text:p>
          </table:table-cell>
        </table:table-row>
        <table:table-row>
          <table:table-cell table:style-name="Tabla1.A2" office:value-type="string">
            <text:p text:style-name="P41">Verbo</text:p>
          </table:table-cell>
          <table:table-cell table:style-name="Tabla1.B2" office:value-type="string">
            <text:p text:style-name="P43">GET</text:p>
          </table:table-cell>
        </table:table-row>
      </table:table>
      <text:p text:style-name="P1"/>
      <text:p text:style-name="P1">Se espera obtener una respuesta similar a la siguiente.</text:p>
      <text:p text:style-name="P1"/>
      <text:p text:style-name="P1">{</text:p>
      <text:p text:style-name="P2"><text:tab/>“data”: <text:s/><text:span text:style-name="T2">[</text:span></text:p>
      <text:p text:style-name="P2"><text:tab/> <text:s/><text:span text:style-name="T2">{</text:span></text:p>
      <text:p text:style-name="P10"><text:span text:style-name="T1"><text:tab/><text:tab/></text:span><text:span text:style-name="T3">"id":1,</text:span></text:p>
      <text:p text:style-name="P10"><text:span text:style-name="T1"><text:tab/><text:tab/></text:span><text:span text:style-name="T3">"label":"Innovative multi-state application",</text:span></text:p>
      <text:p text:style-name="P20"><text:tab/><text:tab/>"url":"http://www.huel.com/mollitia-rerum-assumenda-voluptas9",</text:p>
      <text:p text:style-name="P20"><text:tab/><text:tab/>"user_id":1,</text:p>
      <text:p text:style-name="P21"><text:tab/><text:tab/>"created_at":"2021-02-11T16:57:15.000000Z",</text:p>
      <text:p text:style-name="P20"><text:tab/><text:tab/>"updated_at":"2021-02-11T16:57:15.000000Z"</text:p>
      <text:p text:style-name="P11"><text:tab/> <text:s/>},</text:p>
      <text:p text:style-name="P15"><text:tab/> <text:s/>{</text:p>
      <text:p text:style-name="P15"><text:tab/><text:tab/><text:span text:style-name="T3">id":2,</text:span></text:p>
      <text:p text:style-name="P14"><text:span text:style-name="T1"><text:tab/><text:tab/></text:span><text:span text:style-name="T3">"label":"Robust optimizing infrastructure",</text:span></text:p>
      <text:p text:style-name="P21"><text:tab/><text:tab/>"url":"http://stark.com/consequatur-non-qui-non-nostrum.html",</text:p>
      <text:p text:style-name="P14"><text:span text:style-name="T3"><text:tab/><text:tab/>"user_id":</text:span><text:span text:style-name="T4">2</text:span><text:span text:style-name="T3">,</text:span></text:p>
      <text:p text:style-name="P14"><text:span text:style-name="T3"><text:tab/><text:tab/>"created_at":"2021-0</text:span><text:span text:style-name="T4">1</text:span><text:span text:style-name="T3">-</text:span><text:span text:style-name="T4">25</text:span><text:span text:style-name="T3">T16:57:15.000000Z",</text:span></text:p>
      <text:p text:style-name="P22"><text:tab/><text:tab/>"updated_at":"2021-02-11T16:57:15.000000Z"</text:p>
      <text:p text:style-name="P15"><text:tab/> <text:s/>}</text:p>
      <text:p text:style-name="P11"><text:tab/>]</text:p>
      <text:p text:style-name="P1"><text:tab/></text:p>
      <text:p text:style-name="P1">}</text:p>
      <text:p text:style-name="P1"/>
      <text:p text:style-name="P16"><text:span text:style-name="T17">1</text:span><text:span text:style-name="T2">.</text:span><text:span text:style-name="T17">1</text:span><text:span text:style-name="T2"> <text:s/></text:span><text:span text:style-name="T5">Ver información de un <text:s/></text:span><text:span text:style-name="T6">L</text:span><text:span text:style-name="T5">ink</text:span></text:p>
      <text:p text:style-name="P11"/>
      <text:p text:style-name="P1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9">URL</text:p>
          </table:table-cell>
          <table:table-cell table:style-name="Tabla2.B1" office:value-type="string">
            <text:p text:style-name="P33">http://localhost:8000/api/v1/<text:span text:style-name="T17">links/1</text:span></text:p>
          </table:table-cell>
        </table:table-row>
        <table:table-row>
          <table:table-cell table:style-name="Tabla2.A2" office:value-type="string">
            <text:p text:style-name="P29">Verbo</text:p>
          </table:table-cell>
          <table:table-cell table:style-name="Tabla2.B2" office:value-type="string">
            <text:p text:style-name="P32">GET</text:p>
          </table:table-cell>
        </table:table-row>
      </table:table>
      <text:p text:style-name="P10"/>
      <text:p text:style-name="P3">Se espera obtener una respuesta similar a la siguiente.</text:p>
      <text:p text:style-name="P3"/>
      <text:p text:style-name="P3">{</text:p>
      <text:p text:style-name="P3"><text:tab/>“data”: <text:span text:style-name="T2">{</text:span></text:p>
      <text:p text:style-name="P3"/>
      <text:p text:style-name="P17"><text:span text:style-name="T1"><text:tab/><text:tab/></text:span><text:span text:style-name="T3">"id":1,</text:span></text:p>
      <text:p text:style-name="P17"><text:span text:style-name="T1"><text:tab/><text:tab/></text:span><text:span text:style-name="T3">"label":"Innovative multi-state application",</text:span></text:p>
      <text:p text:style-name="P23"><text:tab/><text:tab/>"url":"http://www.huel.com/mollitia-rerum-assumenda-voluptas9",</text:p>
      <text:p text:style-name="P23"><text:tab/><text:tab/>"user_id":1,</text:p>
      <text:p text:style-name="P23"><text:tab/><text:tab/>"created_at":"2021-02-11T16:57:15.000000Z",</text:p>
      <text:p text:style-name="P23"><text:tab/><text:tab/>"updated_at":"2021-02-11T16:57:15.000000Z"</text:p>
      <text:p text:style-name="P3"><text:span text:style-name="T2"><text:tab/> <text:s/>}</text:span><text:tab/></text:p>
      <text:p text:style-name="P3">}</text:p>
      <text:p text:style-name="P27"/>
      <text:p text:style-name="P10"/>
      <text:p text:style-name="P10"/>
      <text:p text:style-name="P10"/>
      <text:p text:style-name="P19"><text:span text:style-name="T19">1</text:span><text:span text:style-name="T20">.</text:span><text:span text:style-name="T21">2</text:span><text:span text:style-name="T20"> <text:s/></text:span><text:span text:style-name="T8">Crear un nuevo</text:span><text:span text:style-name="T7"> <text:s/></text:span><text:span text:style-name="T9">L</text:span><text:span text:style-name="T7">ink</text:span></text:p>
      <text:p text:style-name="P12"/>
      <text:p text:style-name="P3"/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0">URL</text:p>
          </table:table-cell>
          <table:table-cell table:style-name="Tabla3.B1" office:value-type="string">
            <text:p text:style-name="P34">http://localhost:8000/api/v1/<text:span text:style-name="T18">links</text:span></text:p>
          </table:table-cell>
        </table:table-row>
        <table:table-row>
          <table:table-cell table:style-name="Tabla3.A2" office:value-type="string">
            <text:p text:style-name="P30">Verbo</text:p>
          </table:table-cell>
          <table:table-cell table:style-name="Tabla3.B2" office:value-type="string">
            <text:p text:style-name="P35">POST</text:p>
          </table:table-cell>
        </table:table-row>
        <table:table-row>
          <table:table-cell table:style-name="Tabla3.A2" office:value-type="string">
            <text:p text:style-name="P36">Header del Request</text:p>
          </table:table-cell>
          <table:table-cell table:style-name="Tabla3.B2" office:value-type="string">
            <text:p text:style-name="P90">Token <text:span text:style-name="T45">Auth</text:span></text:p>
          </table:table-cell>
        </table:table-row>
        <table:table-row>
          <table:table-cell table:style-name="Tabla3.A2" office:value-type="string">
            <text:p text:style-name="P30">Body del Request</text:p>
          </table:table-cell>
          <table:table-cell table:style-name="Tabla3.B2" office:value-type="string">
            <text:p text:style-name="P34">{</text:p>
            <text:p text:style-name="P45"><text:span text:style-name="T25"><text:s text:c="3"/>"</text:span><text:span text:style-name="T26">label</text:span><text:span text:style-name="T25">": "</text:span><text:span text:style-name="T27">mail</text:span><text:span text:style-name="T25">",</text:span></text:p>
            <text:p text:style-name="P46"><text:span text:style-name="T25"><text:s text:c="3"/>"</text:span><text:span text:style-name="T26">url</text:span><text:span text:style-name="T25">": "</text:span><text:span text:style-name="T27">https://mail.google.com</text:span><text:span text:style-name="T25">" <text:s/></text:span></text:p>
            <text:p text:style-name="P34">}</text:p>
          </table:table-cell>
        </table:table-row>
      </table:table>
      <text:p text:style-name="P17"/>
      <text:p text:style-name="P4">Se espera obtener una respuesta similar a la siguiente.</text:p>
      <text:p text:style-name="P4"/>
      <text:p text:style-name="P4">{</text:p>
      <text:p text:style-name="P4"><text:s text:c="4"/>"data": {</text:p>
      <text:p text:style-name="P4"><text:s text:c="8"/>"label": "mail",</text:p>
      <text:p text:style-name="P4"><text:s text:c="8"/>"url": "https://mail.google.co<text:span text:style-name="T40">m</text:span>",</text:p>
      <text:p text:style-name="P4"><text:s text:c="8"/>"user_id": "1",</text:p>
      <text:p text:style-name="P4"><text:s text:c="8"/>"updated_at": "2021-02-20T18:34:15.000000Z",</text:p>
      <text:p text:style-name="P4"><text:s text:c="8"/>"created_at": "2021-02-20T18:34:15.000000Z",</text:p>
      <text:p text:style-name="P4"><text:s text:c="8"/>"id": 19</text:p>
      <text:p text:style-name="P4"><text:s text:c="4"/>}</text:p>
      <text:p text:style-name="P4">}</text:p>
      <text:p text:style-name="P4"/>
      <text:p text:style-name="P19"><text:span text:style-name="T19">1</text:span><text:span text:style-name="T20">.</text:span><text:span text:style-name="T21">3</text:span><text:span text:style-name="T20"> <text:s/></text:span><text:span text:style-name="T10">Editar</text:span><text:span text:style-name="T8"> un</text:span><text:span text:style-name="T7"> </text:span><text:span text:style-name="T9">L</text:span><text:span text:style-name="T7">ink </text:span><text:span text:style-name="T9">existente</text:span></text:p>
      <text:p text:style-name="P13"/>
      <text:p text:style-name="P5"/>
      <text:p text:style-name="P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1">URL</text:p>
          </table:table-cell>
          <table:table-cell table:style-name="Tabla7.B1" office:value-type="string">
            <text:p text:style-name="P38">http://localhost:8000/api/v1/<text:span text:style-name="T18">links/</text:span><text:span text:style-name="T41">1</text:span></text:p>
          </table:table-cell>
        </table:table-row>
        <table:table-row>
          <table:table-cell table:style-name="Tabla7.A2" office:value-type="string">
            <text:p text:style-name="P31">Verbo</text:p>
          </table:table-cell>
          <table:table-cell table:style-name="Tabla7.B2" office:value-type="string">
            <text:p text:style-name="P39">PUT</text:p>
          </table:table-cell>
        </table:table-row>
        <table:table-row>
          <table:table-cell table:style-name="Tabla7.A2" office:value-type="string">
            <text:p text:style-name="P37">Header del Request</text:p>
          </table:table-cell>
          <table:table-cell table:style-name="Tabla7.B2" office:value-type="string">
            <text:p text:style-name="P90">Token <text:span text:style-name="T45">Auth</text:span></text:p>
          </table:table-cell>
        </table:table-row>
        <table:table-row>
          <table:table-cell table:style-name="Tabla7.A2" office:value-type="string">
            <text:p text:style-name="P31">Body del Request</text:p>
          </table:table-cell>
          <table:table-cell table:style-name="Tabla7.B2" office:value-type="string">
            <text:p text:style-name="P38">{</text:p>
            <text:p text:style-name="P47"><text:span text:style-name="T25"><text:s text:c="3"/>"</text:span><text:span text:style-name="T26">label</text:span><text:span text:style-name="T25">": "</text:span><text:span text:style-name="T27">mail</text:span><text:span text:style-name="T25">",</text:span></text:p>
            <text:p text:style-name="P47"><text:span text:style-name="T25"><text:s text:c="3"/>"</text:span><text:span text:style-name="T26">url</text:span><text:span text:style-name="T25">": "</text:span><text:span text:style-name="T27">https://mail.</text:span><text:span text:style-name="T28">yahoo</text:span><text:span text:style-name="T27">.com</text:span><text:span text:style-name="T25">" <text:s/></text:span></text:p>
            <text:p text:style-name="P38">}</text:p>
          </table:table-cell>
        </table:table-row>
      </table:table>
      <text:p text:style-name="P5"/>
      <text:p text:style-name="P6">Se espera obtener una respuesta similar a la siguiente.</text:p>
      <text:p text:style-name="P6"/>
      <text:p text:style-name="P24"/>
      <text:p text:style-name="P24">{</text:p>
      <text:p text:style-name="P24"><text:s text:c="4"/>"error": "Not authorized."</text:p>
      <text:p text:style-name="P24">}</text:p>
      <text:p text:style-name="P5"/>
      <text:p text:style-name="P5">{</text:p>
      <text:p text:style-name="P5"><text:s text:c="4"/>"data": {</text:p>
      <text:p text:style-name="P5"><text:s text:c="8"/>"id": 1,</text:p>
      <text:p text:style-name="P5"><text:s text:c="8"/>"label": "editedLabel",</text:p>
      <text:p text:style-name="P5"><text:s text:c="8"/>"url": "https://edited.es",</text:p>
      <text:p text:style-name="P5"><text:s text:c="8"/>"user_id": 1,</text:p>
      <text:p text:style-name="P5"><text:s text:c="8"/>"created_at": null,</text:p>
      <text:p text:style-name="P5"><text:s text:c="8"/>"updated_at": "2021-02-22T15:25:02.000000Z",</text:p>
      <text:p text:style-name="P5"><text:s text:c="8"/>"owner": {</text:p>
      <text:p text:style-name="P5"><text:s text:c="12"/>"id": 1,</text:p>
      <text:p text:style-name="P5"><text:soft-page-break/><text:s text:c="12"/>"name": "Santiago Velez S",</text:p>
      <text:p text:style-name="P5"><text:s text:c="12"/>"email": "santiago.velezs@autonoma.edu.co",</text:p>
      <text:p text:style-name="P5"><text:s text:c="12"/>"email_verified_at": null,</text:p>
      <text:p text:style-name="P5"><text:s text:c="12"/>"username": "santiagovelezs",</text:p>
      <text:p text:style-name="P5"><text:s text:c="12"/>"url_image": "images/santiagovelezs.JPG",</text:p>
      <text:p text:style-name="P5"><text:s text:c="12"/>"created_at": null,</text:p>
      <text:p text:style-name="P5"><text:s text:c="12"/>"updated_at": "2021-02-11T16:59:05.000000Z"</text:p>
      <text:p text:style-name="P5"><text:s text:c="8"/>}</text:p>
      <text:p text:style-name="P5"><text:s text:c="4"/>}</text:p>
      <text:p text:style-name="P7">}</text:p>
      <text:p text:style-name="P7"/>
      <text:p text:style-name="P74"><text:span text:style-name="T19">1</text:span><text:span text:style-name="T20">.</text:span><text:span text:style-name="T23">4</text:span><text:span text:style-name="T20"> </text:span><text:span text:style-name="T11">Eliminar</text:span><text:span text:style-name="T8"> un</text:span><text:span text:style-name="T12"> </text:span><text:span text:style-name="T9">L</text:span><text:span text:style-name="T12">ink </text:span><text:span text:style-name="T9">existente</text:span></text:p>
      <text:p text:style-name="P66"/>
      <text:p text:style-name="P57"/>
      <text:p text:style-name="P57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83">URL</text:p>
          </table:table-cell>
          <table:table-cell table:style-name="Tabla11.B1" office:value-type="string">
            <text:p text:style-name="P96">http://localhost:8000/api/v1/<text:span text:style-name="T18">links/</text:span><text:span text:style-name="T41">1</text:span></text:p>
          </table:table-cell>
        </table:table-row>
        <table:table-row>
          <table:table-cell table:style-name="Tabla11.A2" office:value-type="string">
            <text:p text:style-name="P83">Verbo</text:p>
          </table:table-cell>
          <table:table-cell table:style-name="Tabla11.B2" office:value-type="string">
            <text:p text:style-name="P97">DELETE</text:p>
          </table:table-cell>
        </table:table-row>
        <table:table-row>
          <table:table-cell table:style-name="Tabla11.A2" office:value-type="string">
            <text:p text:style-name="P91">Header del Request</text:p>
          </table:table-cell>
          <table:table-cell table:style-name="Tabla11.B2" office:value-type="string">
            <text:p text:style-name="P91">Token <text:span text:style-name="T45">Auth</text:span></text:p>
          </table:table-cell>
        </table:table-row>
      </table:table>
      <text:p text:style-name="P57"/>
      <text:p text:style-name="P7">Se espera obtener una respuesta similar a la siguiente.</text:p>
      <text:p text:style-name="P7"/>
      <text:p text:style-name="P75">- Status: 204 No Content.</text:p>
      <text:p text:style-name="P75"/>
      <text:p text:style-name="P75">- Status: 403 Forbidden</text:p>
      <text:p text:style-name="P75">{</text:p>
      <text:p text:style-name="P75"><text:s text:c="4"/>"error": "Not authorized."</text:p>
      <text:p text:style-name="P75">}</text:p>
      <text:p text:style-name="P7"/>
      <text:p text:style-name="P73"/>
      <text:p text:style-name="P49"/>
      <text:p text:style-name="P7"><text:span text:style-name="T43">2</text:span><text:span text:style-name="T42">.0</text:span><text:span text:style-name="T34"> Listar todos los <text:s/></text:span><text:span text:style-name="T9">SocialNetworks</text:span></text:p>
      <text:p text:style-name="P51"/>
      <text:p text:style-name="P5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2">URL</text:p>
          </table:table-cell>
          <table:table-cell table:style-name="Tabla8.B1" office:value-type="string">
            <text:p text:style-name="P48"><text:span text:style-name="T37">http://localhost:8000/api/v1/</text:span><text:span text:style-name="T38">social-networks</text:span></text:p>
          </table:table-cell>
        </table:table-row>
        <table:table-row>
          <table:table-cell table:style-name="Tabla8.A2" office:value-type="string">
            <text:p text:style-name="P42">Verbo</text:p>
          </table:table-cell>
          <table:table-cell table:style-name="Tabla8.B2" office:value-type="string">
            <text:p text:style-name="P44">GET</text:p>
          </table:table-cell>
        </table:table-row>
      </table:table>
      <text:p text:style-name="P26"/>
      <text:p text:style-name="P7">Se espera obtener una respuesta similar a la siguiente.</text:p>
      <text:p text:style-name="P7"/>
      <text:p text:style-name="P7">{</text:p>
      <text:p text:style-name="P7"><text:s text:c="4"/>"data": {</text:p>
      <text:p text:style-name="P7"><text:s text:c="8"/>"current_page": 1,</text:p>
      <text:p text:style-name="P7"><text:s text:c="8"/>"data": [</text:p>
      <text:p text:style-name="P7"><text:s text:c="12"/>{</text:p>
      <text:p text:style-name="P7"><text:s text:c="16"/>"id": 1,</text:p>
      <text:p text:style-name="P7"><text:s text:c="16"/>"type": "twitter",</text:p>
      <text:p text:style-name="P7"><text:s text:c="16"/>"url": "https://twitter.com/home",</text:p>
      <text:p text:style-name="P7"><text:s text:c="16"/>"user_id": 1,</text:p>
      <text:p text:style-name="P7"><text:s text:c="16"/>"created_at": null,</text:p>
      <text:p text:style-name="P7"><text:s text:c="16"/>"updated_at": "2021-02-11T16:48:13.000000Z"</text:p>
      <text:p text:style-name="P7"><text:s text:c="12"/>},</text:p>
      <text:p text:style-name="P7"><text:s text:c="12"/>{</text:p>
      <text:p text:style-name="P7"><text:s text:c="16"/>"id": 2,</text:p>
      <text:p text:style-name="P7"><text:s text:c="16"/>"type": "youtube",</text:p>
      <text:p text:style-name="P7"><text:s text:c="16"/>"url": "https://www.youtube.com",</text:p>
      <text:p text:style-name="P7"><text:s text:c="16"/>"user_id": 1,</text:p>
      <text:p text:style-name="P7"><text:s text:c="16"/>"created_at": null,</text:p>
      <text:p text:style-name="P7"><text:s text:c="16"/>"updated_at": "2021-02-20T03:50:58.000000Z"</text:p>
      <text:p text:style-name="P7"><text:s text:c="12"/>}</text:p>
      <text:p text:style-name="P25"><text:soft-page-break/><text:s text:c="8"/>]</text:p>
      <text:p text:style-name="P25"><text:s text:c="4"/>}</text:p>
      <text:p text:style-name="P25">}</text:p>
      <text:p text:style-name="P25"/>
      <text:p text:style-name="P63"><text:span text:style-name="T44">2</text:span><text:span text:style-name="T2">.</text:span><text:span text:style-name="T17">1</text:span><text:span text:style-name="T2"> <text:s/></text:span><text:span text:style-name="T5">Ver información de un <text:s/></text:span><text:span text:style-name="T6">SocialNetwork</text:span></text:p>
      <text:p text:style-name="P64"/>
      <text:p text:style-name="P55"/>
      <text:p text:style-name="P5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81">URL</text:p>
          </table:table-cell>
          <table:table-cell table:style-name="Tabla9.B1" office:value-type="string">
            <text:p text:style-name="P104"><text:span text:style-name="T25">http://localhost:8000/api/v1/</text:span><text:span text:style-name="T29">social-networks</text:span><text:span text:style-name="T30">/1</text:span></text:p>
          </table:table-cell>
        </table:table-row>
        <table:table-row>
          <table:table-cell table:style-name="Tabla9.A2" office:value-type="string">
            <text:p text:style-name="P81">Verbo</text:p>
          </table:table-cell>
          <table:table-cell table:style-name="Tabla9.B2" office:value-type="string">
            <text:p text:style-name="P87">GET</text:p>
          </table:table-cell>
        </table:table-row>
      </table:table>
      <text:p text:style-name="P70"/>
      <text:p text:style-name="P55">Se espera obtener una respuesta similar a la siguiente.</text:p>
      <text:p text:style-name="P55"/>
      <text:p text:style-name="P55">{</text:p>
      <text:p text:style-name="P55"><text:s text:c="4"/>"data": {</text:p>
      <text:p text:style-name="P55"><text:s text:c="8"/>"id": 1,</text:p>
      <text:p text:style-name="P55"><text:s text:c="8"/>"type": "twitter",</text:p>
      <text:p text:style-name="P55"><text:s text:c="8"/>"url": "https://twitter.com/home",</text:p>
      <text:p text:style-name="P55"><text:s text:c="8"/>"user_id": 1,</text:p>
      <text:p text:style-name="P55"><text:s text:c="8"/>"created_at": null,</text:p>
      <text:p text:style-name="P55"><text:s text:c="8"/>"updated_at": "2021-02-11T16:48:13.000000Z"</text:p>
      <text:p text:style-name="P55"><text:s text:c="4"/>}</text:p>
      <text:p text:style-name="P55">}</text:p>
      <text:p text:style-name="P55"/>
      <text:p text:style-name="P71"><text:span text:style-name="T22">2</text:span><text:span text:style-name="T20">.</text:span><text:span text:style-name="T21">2</text:span><text:span text:style-name="T20"> <text:s/></text:span><text:span text:style-name="T8">Crear un nuevo</text:span><text:span text:style-name="T7"> <text:s/></text:span><text:span text:style-name="T9">SocialNetwork</text:span></text:p>
      <text:p text:style-name="P65"/>
      <text:p text:style-name="P56"/>
      <text:p text:style-name="P56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82">URL</text:p>
          </table:table-cell>
          <table:table-cell table:style-name="Tabla10.B1" office:value-type="string">
            <text:p text:style-name="P94">http://localhost:8000/api/v1/ <text:span text:style-name="T44">social-networks</text:span></text:p>
          </table:table-cell>
        </table:table-row>
        <table:table-row>
          <table:table-cell table:style-name="Tabla10.A2" office:value-type="string">
            <text:p text:style-name="P82">Verbo</text:p>
          </table:table-cell>
          <table:table-cell table:style-name="Tabla10.B2" office:value-type="string">
            <text:p text:style-name="P89">POST</text:p>
          </table:table-cell>
        </table:table-row>
        <table:table-row>
          <table:table-cell table:style-name="Tabla10.A2" office:value-type="string">
            <text:p text:style-name="P90">Header del Request</text:p>
          </table:table-cell>
          <table:table-cell table:style-name="Tabla10.B2" office:value-type="string">
            <text:p text:style-name="P90">Token <text:span text:style-name="T45">Auth</text:span></text:p>
          </table:table-cell>
        </table:table-row>
        <table:table-row>
          <table:table-cell table:style-name="Tabla10.A2" office:value-type="string">
            <text:p text:style-name="P82">Body del Request</text:p>
          </table:table-cell>
          <table:table-cell table:style-name="Tabla10.B2" office:value-type="string">
            <text:p text:style-name="P94">{</text:p>
            <text:p text:style-name="P105"><text:span text:style-name="T25"><text:s text:c="3"/>"</text:span><text:span text:style-name="T31">type</text:span><text:span text:style-name="T25">": "</text:span><text:span text:style-name="T27">twitter</text:span><text:span text:style-name="T25">",</text:span></text:p>
            <text:p text:style-name="P105"><text:span text:style-name="T25"><text:s text:c="3"/>"</text:span><text:span text:style-name="T26">url</text:span><text:span text:style-name="T25">": "</text:span><text:span text:style-name="T27">https://</text:span><text:span text:style-name="T31">twitter</text:span><text:span text:style-name="T27">.com</text:span><text:span text:style-name="T25">" <text:s/></text:span></text:p>
            <text:p text:style-name="P94">}</text:p>
          </table:table-cell>
        </table:table-row>
      </table:table>
      <text:p text:style-name="P71"/>
      <text:p text:style-name="P56">Se espera obtener una respuesta similar a la siguiente.</text:p>
      <text:p text:style-name="P56"/>
      <text:p text:style-name="P55"/>
      <text:p text:style-name="P55">{</text:p>
      <text:p text:style-name="P55"><text:s text:c="4"/>"data": {</text:p>
      <text:p text:style-name="P55"><text:s text:c="8"/>"type": "twitter",</text:p>
      <text:p text:style-name="P55"><text:s text:c="8"/>"url": "https://twitter.com",</text:p>
      <text:p text:style-name="P55"><text:s text:c="8"/>"user_id": "1",</text:p>
      <text:p text:style-name="P55"><text:s text:c="8"/>"updated_at": "2021-02-23T18:59:53.000000Z",</text:p>
      <text:p text:style-name="P55"><text:s text:c="8"/>"created_at": "2021-02-23T18:59:53.000000Z",</text:p>
      <text:p text:style-name="P55"><text:s text:c="8"/>"id": 8</text:p>
      <text:p text:style-name="P55"><text:s text:c="4"/>}</text:p>
      <text:p text:style-name="P55">}</text:p>
      <text:p text:style-name="P55"/>
      <text:p text:style-name="P55"/>
      <text:p text:style-name="P55"/>
      <text:p text:style-name="P55"/>
      <text:p text:style-name="P77"><text:span text:style-name="T24">2</text:span><text:span text:style-name="T20">.</text:span><text:span text:style-name="T21">3</text:span><text:span text:style-name="T20"> <text:s/></text:span><text:span text:style-name="T10">Editar</text:span><text:span text:style-name="T8"> un</text:span><text:span text:style-name="T7"> </text:span><text:span text:style-name="T9">SocialNetwork</text:span><text:span text:style-name="T7"> </text:span><text:span text:style-name="T9">existente</text:span></text:p>
      <text:p text:style-name="P67"/>
      <text:p text:style-name="P58"/>
      <text:p text:style-name="P58"><text:soft-page-break/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84">URL</text:p>
          </table:table-cell>
          <table:table-cell table:style-name="Tabla12.B1" office:value-type="string">
            <text:p text:style-name="P100">http://localhost:8000/api/v1/<text:span text:style-name="T44">social-networks</text:span><text:span text:style-name="T18">/</text:span><text:span text:style-name="T41">1</text:span></text:p>
          </table:table-cell>
        </table:table-row>
        <table:table-row>
          <table:table-cell table:style-name="Tabla12.A2" office:value-type="string">
            <text:p text:style-name="P84">Verbo</text:p>
          </table:table-cell>
          <table:table-cell table:style-name="Tabla12.B2" office:value-type="string">
            <text:p text:style-name="P95">PUT</text:p>
          </table:table-cell>
        </table:table-row>
        <table:table-row>
          <table:table-cell table:style-name="Tabla12.A2" office:value-type="string">
            <text:p text:style-name="P92">Header del Request</text:p>
          </table:table-cell>
          <table:table-cell table:style-name="Tabla12.B2" office:value-type="string">
            <text:p text:style-name="P92">Token <text:span text:style-name="T45">Auth</text:span></text:p>
          </table:table-cell>
        </table:table-row>
        <table:table-row>
          <table:table-cell table:style-name="Tabla12.A2" office:value-type="string">
            <text:p text:style-name="P84">Body del Request</text:p>
          </table:table-cell>
          <table:table-cell table:style-name="Tabla12.B2" office:value-type="string">
            <text:p text:style-name="P99">{</text:p>
            <text:p text:style-name="P107"><text:span text:style-name="T25"><text:s text:c="3"/>"</text:span><text:span text:style-name="T31">type</text:span><text:span text:style-name="T25">": "</text:span><text:span text:style-name="T27">instagram</text:span><text:span text:style-name="T25">",</text:span></text:p>
            <text:p text:style-name="P106"><text:span text:style-name="T25"><text:s text:c="3"/>"</text:span><text:span text:style-name="T26">url</text:span><text:span text:style-name="T25">": "</text:span><text:span text:style-name="T27">https://</text:span><text:span text:style-name="T32">instagram.</text:span><text:span text:style-name="T27">com</text:span><text:span text:style-name="T25">" <text:s/></text:span></text:p>
            <text:p text:style-name="P99">}</text:p>
          </table:table-cell>
        </table:table-row>
      </table:table>
      <text:p text:style-name="P58"/>
      <text:p text:style-name="P58">Se espera obtener una respuesta similar a la siguiente.</text:p>
      <text:p text:style-name="P58"/>
      <text:p text:style-name="P58">{</text:p>
      <text:p text:style-name="P58"><text:s text:c="4"/>"data": {</text:p>
      <text:p text:style-name="P58"><text:s text:c="8"/>"id": 1,</text:p>
      <text:p text:style-name="P58"><text:s text:c="8"/>"type": "twitter",</text:p>
      <text:p text:style-name="P58"><text:s text:c="8"/>"url": "https://twitter.es",</text:p>
      <text:p text:style-name="P58"><text:s text:c="8"/>"user_id": 1,</text:p>
      <text:p text:style-name="P58"><text:s text:c="8"/>"created_at": null,</text:p>
      <text:p text:style-name="P58"><text:s text:c="8"/>"updated_at": "2021-02-23T19:26:26.000000Z",</text:p>
      <text:p text:style-name="P58"><text:s text:c="8"/>"owner": {</text:p>
      <text:p text:style-name="P58"><text:s text:c="12"/>"id": 1,</text:p>
      <text:p text:style-name="P58"><text:s text:c="12"/>"name": "Santiago Velez S",</text:p>
      <text:p text:style-name="P58"><text:s text:c="12"/>"email": "santiago.velezs@autonoma.edu.co",</text:p>
      <text:p text:style-name="P58"><text:s text:c="12"/>"email_verified_at": null,</text:p>
      <text:p text:style-name="P58"><text:s text:c="12"/>"username": "santiagovelezs",</text:p>
      <text:p text:style-name="P58"><text:s text:c="12"/>"url_image": "images/santiagovelezs.JPG",</text:p>
      <text:p text:style-name="P58"><text:s text:c="12"/>"created_at": null,</text:p>
      <text:p text:style-name="P58"><text:s text:c="12"/>"updated_at": "2021-02-11T16:59:05.000000Z"</text:p>
      <text:p text:style-name="P58"><text:s text:c="8"/>}</text:p>
      <text:p text:style-name="P58"><text:s text:c="4"/>}</text:p>
      <text:p text:style-name="P58">}</text:p>
      <text:p text:style-name="P58"/>
      <text:p text:style-name="P78"><text:span text:style-name="T24">2</text:span><text:span text:style-name="T20">.</text:span><text:span text:style-name="T23">4</text:span><text:span text:style-name="T20"> </text:span><text:span text:style-name="T11">Eliminar</text:span><text:span text:style-name="T8"> un</text:span><text:span text:style-name="T12"> </text:span><text:span text:style-name="T9">SocialNetwork</text:span><text:span text:style-name="T12"> </text:span><text:span text:style-name="T9">existente</text:span></text:p>
      <text:p text:style-name="P68"/>
      <text:p text:style-name="P59"/>
      <text:p text:style-name="P59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85">URL</text:p>
          </table:table-cell>
          <table:table-cell table:style-name="Tabla13.B1" office:value-type="string">
            <text:p text:style-name="P101">http://localhost:8000/api/v1/<text:span text:style-name="T44">social-networks</text:span><text:span text:style-name="T18">/</text:span><text:span text:style-name="T41">1</text:span></text:p>
          </table:table-cell>
        </table:table-row>
        <table:table-row>
          <table:table-cell table:style-name="Tabla13.A2" office:value-type="string">
            <text:p text:style-name="P85">Verbo</text:p>
          </table:table-cell>
          <table:table-cell table:style-name="Tabla13.B2" office:value-type="string">
            <text:p text:style-name="P98">DELETE</text:p>
          </table:table-cell>
        </table:table-row>
        <table:table-row>
          <table:table-cell table:style-name="Tabla13.A2" office:value-type="string">
            <text:p text:style-name="P93">Header del Request</text:p>
          </table:table-cell>
          <table:table-cell table:style-name="Tabla13.B2" office:value-type="string">
            <text:p text:style-name="P93">Token <text:span text:style-name="T45">Auth</text:span></text:p>
          </table:table-cell>
        </table:table-row>
      </table:table>
      <text:p text:style-name="P59"/>
      <text:p text:style-name="P59">Se espera obtener una respuesta similar a la siguiente.</text:p>
      <text:p text:style-name="P59"/>
      <text:p text:style-name="P76">- Status: 204 No Content.</text:p>
      <text:p text:style-name="P76"/>
      <text:p text:style-name="P76">- Status: 403 Forbidden</text:p>
      <text:p text:style-name="P76">{</text:p>
      <text:p text:style-name="P76"><text:s text:c="4"/>"error": "Not authorized."</text:p>
      <text:p text:style-name="P76">}</text:p>
      <text:p text:style-name="P76"/>
      <text:p text:style-name="P76"/>
      <text:p text:style-name="P76"/>
      <text:p text:style-name="P76"/>
      <text:p text:style-name="P76"/>
      <text:p text:style-name="P80"><text:span text:style-name="T36">3</text:span><text:span text:style-name="T35">.0 Listar todos los <text:s/></text:span><text:span text:style-name="T13">User</text:span></text:p>
      <text:p text:style-name="P50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02">URL</text:p>
          </table:table-cell>
          <table:table-cell table:style-name="Tabla14.B1" office:value-type="string">
            <text:p text:style-name="P108"><text:span text:style-name="T37">http://localhost:8000/api/v1/</text:span><text:span text:style-name="T39">users</text:span></text:p>
          </table:table-cell>
        </table:table-row>
        <table:table-row>
          <table:table-cell table:style-name="Tabla14.A2" office:value-type="string">
            <text:p text:style-name="P102">Verbo</text:p>
          </table:table-cell>
          <table:table-cell table:style-name="Tabla14.B2" office:value-type="string">
            <text:p text:style-name="P103">GET</text:p>
          </table:table-cell>
        </table:table-row>
      </table:table>
      <text:p text:style-name="P60"/>
      <text:p text:style-name="P60">Se espera obtener una respuesta similar a la siguiente.</text:p>
      <text:p text:style-name="P60"/>
      <text:p text:style-name="P60">{ <text:s text:c="6"/></text:p>
      <text:p text:style-name="P60"><text:s text:c="8"/>"data": [</text:p>
      <text:p text:style-name="P60"><text:s text:c="12"/>{</text:p>
      <text:p text:style-name="P60"><text:s text:c="16"/>"id": 1,</text:p>
      <text:p text:style-name="P60"><text:s text:c="16"/>"name": "Santiago Velez S",</text:p>
      <text:p text:style-name="P60"><text:s text:c="16"/>"email": "santiago.velezs@autonoma.edu.co",</text:p>
      <text:p text:style-name="P60"><text:s text:c="16"/>"email_verified_at": null,</text:p>
      <text:p text:style-name="P60"><text:s text:c="16"/>"username": "santiagovelezs",</text:p>
      <text:p text:style-name="P60"><text:s text:c="16"/>"url_image": "images/santiagovelezs.JPG",</text:p>
      <text:p text:style-name="P60"><text:s text:c="16"/>"created_at": null,</text:p>
      <text:p text:style-name="P60"><text:s text:c="16"/>"updated_at": "2021-02-11T16:59:05.000000Z"</text:p>
      <text:p text:style-name="P60"><text:s text:c="12"/>}, <text:s text:c="10"/></text:p>
      <text:p text:style-name="P60"><text:s text:c="12"/>{</text:p>
      <text:p text:style-name="P60"><text:s text:c="16"/>"id": 6,</text:p>
      <text:p text:style-name="P60"><text:s text:c="16"/>"name": "pepe",</text:p>
      <text:p text:style-name="P60"><text:s text:c="16"/>"email": "pepe@mail.es",</text:p>
      <text:p text:style-name="P60"><text:s text:c="16"/>"email_verified_at": null,</text:p>
      <text:p text:style-name="P60"><text:s text:c="16"/>"username": "pepe",</text:p>
      <text:p text:style-name="P60"><text:s text:c="16"/>"url_image": null,</text:p>
      <text:p text:style-name="P60"><text:s text:c="16"/>"created_at": "2021-02-10T23:57:37.000000Z",</text:p>
      <text:p text:style-name="P60"><text:s text:c="16"/>"updated_at": "2021-02-10T23:57:37.000000Z"</text:p>
      <text:p text:style-name="P60"><text:s text:c="12"/>}</text:p>
      <text:p text:style-name="P60"><text:s text:c="7"/>] <text:s text:c="7"/></text:p>
      <text:p text:style-name="P60"><text:s/>}</text:p>
      <text:p text:style-name="P60"/>
      <text:p text:style-name="P79"><text:span text:style-name="T24">3</text:span><text:span text:style-name="T20">.</text:span><text:span text:style-name="T19">1</text:span><text:span text:style-name="T20"> <text:s/></text:span><text:span text:style-name="T7">Ver información de un <text:s/></text:span><text:span text:style-name="T14">User</text:span></text:p>
      <text:p text:style-name="P69"/>
      <text:p text:style-name="P61"/>
      <text:p text:style-name="P61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86">URL</text:p>
          </table:table-cell>
          <table:table-cell table:style-name="Tabla15.B1" office:value-type="string">
            <text:p text:style-name="P109"><text:span text:style-name="T25">http://localhost:8000/api/v1/</text:span><text:span text:style-name="T33">users</text:span><text:span text:style-name="T30">/1</text:span></text:p>
          </table:table-cell>
        </table:table-row>
        <table:table-row>
          <table:table-cell table:style-name="Tabla15.A2" office:value-type="string">
            <text:p text:style-name="P86">Verbo</text:p>
          </table:table-cell>
          <table:table-cell table:style-name="Tabla15.B2" office:value-type="string">
            <text:p text:style-name="P88">GET</text:p>
          </table:table-cell>
        </table:table-row>
      </table:table>
      <text:p text:style-name="P61"/>
      <text:p text:style-name="P62">Se espera obtener una respuesta similar a la siguien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0:48:38.110276987</meta:creation-date>
    <meta:generator>LibreOffice/6.4.6.2$Linux_X86_64 LibreOffice_project/40$Build-2</meta:generator>
    <dc:date>2021-02-23T16:17:13.773099177</dc:date>
    <meta:editing-duration>PT14H36M31S</meta:editing-duration>
    <meta:editing-cycles>24</meta:editing-cycles>
    <meta:document-statistic meta:table-count="15" meta:image-count="0" meta:object-count="0" meta:page-count="7" meta:paragraph-count="319" meta:word-count="679" meta:character-count="7086" meta:non-whitespace-character-count="5487"/>
  </office:meta>
</office:document-meta>
</file>